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 svg:font-family="Inter"/>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e352" officeooo:paragraph-rsid="0009e352"/>
    </style:style>
    <style:style style:name="P2" style:family="paragraph" style:parent-style-name="Standard">
      <style:text-properties officeooo:rsid="000af96c" officeooo:paragraph-rsid="000af96c"/>
    </style:style>
    <style:style style:name="P3" style:family="paragraph" style:parent-style-name="Standard">
      <style:text-properties fo:font-weight="bold" officeooo:rsid="000af96c" officeooo:paragraph-rsid="000af96c" style:font-weight-asian="bold" style:font-weight-complex="bold"/>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Standard">
      <style:paragraph-properties fo:margin-left="0in" fo:margin-right="0in" fo:orphans="2" fo:widows="2" fo:text-indent="0in" style:auto-text-indent="false"/>
      <style:text-properties officeooo:paragraph-rsid="000a41a6"/>
    </style:style>
    <style:style style:name="P6" style:family="paragraph" style:parent-style-name="Text_20_body">
      <style:paragraph-properties fo:margin-left="0in" fo:margin-right="0in" fo:orphans="2" fo:widows="2" fo:text-indent="0in" style:auto-text-indent="false"/>
      <style:text-properties officeooo:paragraph-rsid="000a41a6"/>
    </style:style>
    <style:style style:name="P7"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style>
    <style:style style:name="P8" style:family="paragraph" style:parent-style-name="Text_20_body">
      <style:text-properties officeooo:paragraph-rsid="000bd776"/>
    </style:style>
    <style:style style:name="P9"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0a41a6" officeooo:paragraph-rsid="000a41a6"/>
    </style:style>
    <style:style style:name="P11" style:family="paragraph" style:parent-style-name="Standard">
      <style:text-properties officeooo:rsid="000d9e89" officeooo:paragraph-rsid="000d9e89"/>
    </style:style>
    <style:style style:name="P12" style:family="paragraph" style:parent-style-name="Standard">
      <style:text-properties officeooo:rsid="000dbe0d" officeooo:paragraph-rsid="000dbe0d"/>
    </style:style>
    <style:style style:name="P13" style:family="paragraph" style:parent-style-name="Standard">
      <style:text-properties officeooo:rsid="000e1afc" officeooo:paragraph-rsid="000e1afc"/>
    </style:style>
    <style:style style:name="P14" style:family="paragraph" style:parent-style-name="Standard">
      <style:text-properties fo:font-weight="bold" officeooo:rsid="000e1afc" officeooo:paragraph-rsid="000e1afc" style:font-weight-asian="bold" style:font-weight-complex="bold"/>
    </style:style>
    <style:style style:name="T1" style:family="text">
      <style:text-properties officeooo:rsid="0009e35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f96c" style:font-weight-asian="normal" style:font-weight-complex="normal"/>
    </style:style>
    <style:style style:name="T5" style:family="text">
      <style:text-properties fo:font-variant="normal" fo:text-transform="none" fo:color="#656565" style:font-name="Inter" fo:font-size="12pt" fo:letter-spacing="normal" fo:font-style="normal" fo:font-weight="normal"/>
    </style:style>
    <style:style style:name="T6" style:family="text">
      <style:text-properties fo:font-variant="normal" fo:text-transform="none" fo:color="#656565" style:font-name="Inter" fo:font-size="12pt" fo:letter-spacing="normal" fo:font-style="normal" fo:font-weight="normal" officeooo:rsid="000a41a6"/>
    </style:style>
    <style:style style:name="T7" style:family="text">
      <style:text-properties fo:font-variant="normal" fo:text-transform="none" fo:color="#656565" style:font-name="Inter" fo:font-size="12pt" fo:letter-spacing="normal" fo:font-style="normal" fo:font-weight="normal" officeooo:rsid="000af96c"/>
    </style:style>
    <style:style style:name="T8" style:family="text">
      <style:text-properties fo:font-variant="normal" fo:text-transform="none" fo:color="#656565" fo:font-size="12pt" fo:letter-spacing="normal" fo:font-style="normal" fo:font-weight="bold"/>
    </style:style>
    <style:style style:name="T9" style:family="text">
      <style:text-properties fo:font-variant="normal" fo:text-transform="none" fo:color="#656565" fo:letter-spacing="normal"/>
    </style:style>
    <style:style style:name="T10" style:family="text">
      <style:text-properties fo:font-variant="normal" fo:text-transform="none" fo:color="#656565" style:font-name="Liberation Serif" fo:font-size="12pt" fo:letter-spacing="normal" fo:font-style="normal" fo:font-weight="normal" officeooo:rsid="000a41a6"/>
    </style:style>
    <style:style style:name="T11" style:family="text">
      <style:text-properties fo:font-variant="normal" fo:text-transform="none" fo:color="#656565" style:font-name="Liberation Serif" fo:font-size="12pt" fo:letter-spacing="normal" fo:font-style="normal" fo:font-weight="normal" officeooo:rsid="000af96c"/>
    </style:style>
    <style:style style:name="T12" style:family="text">
      <style:text-properties fo:font-variant="normal" fo:text-transform="none" fo:color="#656565" style:font-name="Liberation Serif" fo:font-size="12pt" fo:letter-spacing="normal" fo:font-style="normal" fo:font-weight="bold" officeooo:rsid="000af96c"/>
    </style:style>
    <style:style style:name="T13" style:family="text">
      <style:text-properties fo:font-variant="normal" fo:text-transform="none" fo:color="#656565" style:font-name="courier new" fo:font-size="12pt" fo:letter-spacing="normal" fo:font-style="normal" fo:font-weight="bold"/>
    </style:style>
    <style:style style:name="T14" style:family="text">
      <style:text-properties fo:font-variant="normal" fo:text-transform="none" fo:color="#656565" style:font-name="courier new" fo:font-size="12pt" fo:letter-spacing="normal" fo:font-style="normal" fo:font-weight="bold" officeooo:rsid="000af96c"/>
    </style:style>
    <style:style style:name="T15" style:family="text">
      <style:text-properties fo:font-variant="normal" fo:text-transform="none" fo:color="#3200ff" style:font-name="courier new" fo:font-size="12pt" fo:letter-spacing="normal" fo:font-style="normal" fo:font-weight="bold"/>
    </style:style>
    <style:style style:name="T16" style:family="text">
      <style:text-properties fo:font-variant="normal" fo:text-transform="none" fo:color="#000000" style:font-name="Liberation Serif" fo:font-size="12pt" fo:letter-spacing="normal" fo:font-style="normal" fo:font-weight="normal" officeooo:rsid="000a41a6"/>
    </style:style>
    <style:style style:name="T17" style:family="text">
      <style:text-properties fo:font-variant="normal" fo:text-transform="none" fo:color="#000000" style:font-name="Liberation Serif" fo:font-size="12pt" fo:letter-spacing="normal" fo:font-style="normal" fo:font-weight="normal" officeooo:rsid="000af96c"/>
    </style:style>
    <style:style style:name="T18" style:family="text">
      <style:text-properties fo:font-variant="normal" fo:text-transform="none" fo:color="#000000" style:font-name="Liberation Serif" fo:font-size="12pt" fo:letter-spacing="normal" fo:font-style="normal" fo:font-weight="normal" officeooo:rsid="000bd776"/>
    </style:style>
    <style:style style:name="T19"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20" style:family="text">
      <style:text-properties fo:font-variant="normal" fo:text-transform="none" fo:color="#000000" style:font-name="Liberation Serif" fo:font-size="12pt" fo:letter-spacing="normal" fo:font-style="normal" fo:font-weight="bold" officeooo:rsid="000af96c" style:font-weight-asian="bold" style:font-weight-complex="bold"/>
    </style:style>
    <style:style style:name="T21" style:family="text">
      <style:text-properties fo:font-variant="normal" fo:text-transform="none" fo:color="#000000" style:font-name="Liberation Serif" fo:font-size="12pt" fo:letter-spacing="normal" fo:font-style="italic" fo:font-weight="normal" style:font-style-asian="italic" style:font-weight-asian="normal" style:font-style-complex="italic" style:font-weight-complex="normal"/>
    </style:style>
    <style:style style:name="T22" style:family="text">
      <style:text-properties fo:font-variant="normal" fo:text-transform="none" fo:color="#000000" style:font-name="courier new" fo:font-size="12pt" fo:letter-spacing="normal" fo:font-style="normal" fo:font-weight="bold"/>
    </style:style>
    <style:style style:name="T23" style:family="text">
      <style:text-properties fo:font-variant="normal" fo:text-transform="none" fo:color="#000000" style:font-name="courier new" fo:font-size="12pt" fo:letter-spacing="normal" fo:font-style="italic" fo:font-weight="normal" style:font-style-asian="italic" style:font-weight-asian="normal" style:font-style-complex="italic" style:font-weight-complex="normal"/>
    </style:style>
    <style:style style:name="T24" style:family="text">
      <style:text-properties fo:font-variant="normal" fo:text-transform="none" fo:color="#000000" style:font-name="courier new" fo:font-size="12pt" fo:letter-spacing="normal" fo:font-style="italic" fo:font-weight="normal" officeooo:rsid="000bd776" style:font-style-asian="italic" style:font-weight-asian="normal" style:font-style-complex="italic" style:font-weight-complex="normal"/>
    </style:style>
    <style:style style:name="T25" style:family="text">
      <style:text-properties fo:font-variant="normal" fo:text-transform="none" fo:color="#000000" style:font-name="Inter" fo:font-size="12pt" fo:letter-spacing="normal" fo:font-style="normal" fo:font-weight="bold" officeooo:rsid="000af96c" style:font-weight-asian="bold" style:font-weight-complex="bold"/>
    </style:style>
    <style:style style:name="T26" style:family="text">
      <style:text-properties fo:font-variant="normal" fo:text-transform="none" fo:color="#0099cc" style:text-line-through-style="none" style:text-line-through-type="none" style:font-name="Inter" fo:font-size="12pt" fo:letter-spacing="normal" fo:font-style="normal" style:text-underline-style="none" fo:font-weight="normal" officeooo:rsid="000a41a6" style:text-blinking="false" fo:background-color="#ffffff" loext:char-shading-value="0"/>
    </style:style>
    <style:style style:name="T27" style:family="text">
      <style:text-properties officeooo:rsid="000a41a6"/>
    </style:style>
    <style:style style:name="T28" style:family="text">
      <style:text-properties officeooo:rsid="000af96c"/>
    </style:style>
    <style:style style:name="T29" style:family="text">
      <style:text-properties officeooo:rsid="000d9e89"/>
    </style:style>
    <style:style style:name="T30" style:family="text">
      <style:text-properties officeooo:rsid="000dbe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span text:style-name="T1">Node Binary</text:span></text:p>
      <text:p text:style-name="Standard"/>
      <text:p text:style-name="Standard">“<text:span text:style-name="T29">======== Setting up ========</text:span>”</text:p>
      <text:p text:style-name="P11">should not install using any package manager neither <text:span text:style-name="T30">from </text:span>official web-site</text:p>
      <text:p text:style-name="Standard"/>
      <text:p text:style-name="P12">should install the “nvm” (node version manager, also call version manager)</text:p>
      <text:p text:style-name="P12">then use the nvm to install the desired node version, like: <text:span text:style-name="T2">nvm install 12 </text:span><text:span text:style-name="T3">(the latest version of the major node v12 will be installed)</text:span></text:p>
      <text:p text:style-name="Standard"/>
      <text:p text:style-name="P13"><text:span text:style-name="T2">command -v nvm</text:span> // nvm</text:p>
      <text:p text:style-name="P14">node -v</text:p>
      <text:p text:style-name="P14">npm -v</text:p>
      <text:p text:style-name="P13"/>
      <text:p text:style-name="P13">“========= Node binary ==========”</text:p>
      <text:p text:style-name="P13">see all node command line flags: node –help</text:p>
      <text:p text:style-name="P13">beyond the node command ine flags there are additional flags for modifying the js runtime engine: v8. To view these flag run: <text:span text:style-name="T2">node --v8-options</text:span> </text:p>
      <text:p text:style-name="P13"/>
      <text:p text:style-name="P13">parse a js file without running it (just check the syntax from the shell)</text:p>
      <text:p text:style-name="P14">node –check app.js</text:p>
      <text:p text:style-name="P14">node -c app.js</text:p>
      <text:p text:style-name="P13">if no err no output, otherwise the err is printed </text:p>
      <text:p text:style-name="Standard"/>
      <text:p text:style-name="Standard">“<text:span text:style-name="T28">===== Dynamic evaluation =======”</text:span></text:p>
      <text:p text:style-name="P1">nodejs is cross plateform, so cmd executed from cmdline will all works same what ever the os, like </text:p>
      <text:p text:style-name="P2"><text:s/><text:span text:style-name="T2">node <text:s/>--print “1+1” </text:span><text:span text:style-name="T3">// 2</text:span></text:p>
      <text:p text:style-name="P3"><text:s/>node --eval “console.log(1+1)” <text:span text:style-name="T3">// 2</text:span></text:p>
      <text:p text:style-name="P3"><text:s/>node -p “console.log(1+1)” //<text:span text:style-name="T3"> 2 undefined (2 for 1+1 and undefined for console.log())</text:span></text:p>
      <text:p text:style-name="P1"><text:s/><text:span text:style-name="T2">node -p "fs.readdirSync('.').filter(f =&gt; /.js$/.test(f))" // </text:span><text:span text:style-name="T3">return the number of js file </text:span><text:span text:style-name="T4">(in an array)</text:span><text:span text:style-name="T3"> in the current dir</text:span></text:p>
      <text:p text:style-name="Standard"/>
      <text:p text:style-name="Standard"/>
      <text:p text:style-name="Standard">“<text:span text:style-name="T27">========= Preloading modules ============”</text:span></text:p>
      <text:p text:style-name="P4"><text:span text:style-name="T5">The command line flag </text:span><text:span text:style-name="Strong_20_Emphasis"><text:span text:style-name="T8">-r</text:span></text:span><text:span text:style-name="T9"> </text:span><text:span text:style-name="T5">or </text:span><text:span text:style-name="Strong_20_Emphasis"><text:span text:style-name="T8">--require</text:span></text:span><text:span text:style-name="T9"> </text:span><text:span text:style-name="T5">can be used to preload a module before anything else loads.</text:span></text:p>
      <text:p text:style-name="P9"/>
      <text:p text:style-name="P10">Like </text:p>
      <text:p text:style-name="P5"><text:span text:style-name="Strong_20_Emphasis"><text:span text:style-name="T22">node -r ./preload-me.js app.js</text:span></text:span><text:span text:style-name="Strong_20_Emphasis"><text:span text:style-name="T16"> // preload the ‘preload-me.js’’ file before to load app.js</text:span></text:span></text:p>
      <text:p text:style-name="P5"><text:span text:style-name="Strong_20_Emphasis"><text:span text:style-name="T16"/></text:span></text:p>
      <text:p text:style-name="P5"><text:span text:style-name="Strong_20_Emphasis"><text:span text:style-name="T6">Preloading modules is useful when using consuming modules that instrument or configure the process in some way. One example would be the </text:span></text:span><text:a xlink:type="simple" xlink:href="https://www.npmjs.com/package/dotenv#preload" office:target-frame-name="_blank" xlink:show="new" text:style-name="Internet_20_link" text:visited-style-name="Visited_20_Internet_20_Link"><text:span text:style-name="Strong_20_Emphasis"><text:span text:style-name="T26">dotenv</text:span></text:span></text:a><text:span text:style-name="Strong_20_Emphasis"><text:span text:style-name="T10"> </text:span></text:span><text:span text:style-name="Strong_20_Emphasis"><text:span text:style-name="T6">module.</text:span></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span><text:span text:style-name="Strong_20_Emphasis"><text:span text:style-name="T17">======== Stack trace limit ==========”</text:span></text:span></text:p>
      <text:p text:style-name="P5"><text:span text:style-name="Strong_20_Emphasis"><text:span text:style-name="T7">Stack traces are generated for any </text:span></text:span><text:span text:style-name="Strong_20_Emphasis"><text:span text:style-name="T12">Error</text:span></text:span><text:span text:style-name="Strong_20_Emphasis"><text:span text:style-name="T11"> </text:span></text:span><text:span text:style-name="Strong_20_Emphasis"><text:span text:style-name="T7">that occurs, so they're usually the first point of call when debugging a failure scenario. By default, a stack trace will contain the last ten stack frames (function call sites) at the point where the trace occurred. This is often fine, because the part of the stack you are interested in is often the last 3 or 4 call frames. However there are scenarios where seeing more call frames in a stack trace makes sense, like checking that the application flow through various functions is as expected.</text:span></text:span></text:p>
      <text:p text:style-name="P7"><text:soft-page-break/><text:span text:style-name="T5">The stack trace limit can be modified with the </text:span><text:span text:style-name="Strong_20_Emphasis"><text:span text:style-name="T13">--stack-trace-limit</text:span></text:span><text:span text:style-name="T5"> flag. This flag is part of the JavaScript runtime engine, V8, and can be found in the output of the </text:span><text:span text:style-name="Strong_20_Emphasis"><text:span text:style-name="T13">--v8-options</text:span></text:span><text:span text:style-name="T5"> flag.</text:span></text:p>
      <text:p text:style-name="Text_20_body"/>
      <text:p text:style-name="P5"><text:span text:style-name="Strong_20_Emphasis"><text:span text:style-name="T20">const fc = (n) =&gt; {</text:span></text:span></text:p>
      <text:p text:style-name="P5"><text:span text:style-name="Strong_20_Emphasis"><text:span text:style-name="T20"><text:s text:c="8"/>if (n === 0) throw Error();</text:span></text:span></text:p>
      <text:p text:style-name="P5"><text:span text:style-name="Strong_20_Emphasis"><text:span text:style-name="T20"><text:s text:c="8"/>fc(n-1);</text:span></text:span></text:p>
      <text:p text:style-name="P5"><text:span text:style-name="Strong_20_Emphasis"><text:span text:style-name="T20">}</text:span></text:span></text:p>
      <text:p text:style-name="P5"><text:span text:style-name="Strong_20_Emphasis"><text:span text:style-name="T20">fc(100)</text:span></text:span></text:p>
      <text:p text:style-name="P5"><text:span text:style-name="Strong_20_Emphasis"><text:span text:style-name="T17"/></text:span></text:p>
      <text:p text:style-name="P5"><text:span text:style-name="Strong_20_Emphasis"><text:span text:style-name="T17">jerome@jerome-PORTEGE-M900 ~/Documents/code/jsnad/nodeBinary $ node app.js</text:span></text:span></text:p>
      <text:p text:style-name="P5"><text:span text:style-name="Strong_20_Emphasis"><text:span text:style-name="T17">/home/jerome/Documents/code/jsnad/nodeBinary/app.js:2</text:span></text:span></text:p>
      <text:p text:style-name="P5"><text:span text:style-name="Strong_20_Emphasis"><text:span text:style-name="T17"><text:tab/>if (n === 0) throw Error();</text:span></text:span></text:p>
      <text:p text:style-name="P5"><text:span text:style-name="Strong_20_Emphasis"><text:span text:style-name="T17"><text:tab/> <text:s text:c="12"/>^</text:span></text:span></text:p>
      <text:p text:style-name="P5"><text:span text:style-name="Strong_20_Emphasis"><text:span text:style-name="T17"/></text:span></text:p>
      <text:p text:style-name="P5"><text:span text:style-name="Strong_20_Emphasis"><text:span text:style-name="T17">Error</text:span></text:span></text:p>
      <text:p text:style-name="P5"><text:span text:style-name="Strong_20_Emphasis"><text:span text:style-name="T17"><text:s text:c="4"/>at fc (/home/jerome/Documents/code/jsnad/nodeBinary/app.js:2:21)</text:span></text:span></text:p>
      <text:p text:style-name="P5"><text:span text:style-name="Strong_20_Emphasis"><text:span text:style-name="T17"><text:s text:c="4"/>at fc (/home/jerome/Documents/code/jsnad/nodeBinary/app.js:3:2)</text:span></text:span></text:p>
      <text:p text:style-name="P5"><text:span text:style-name="Strong_20_Emphasis"><text:span text:style-name="T17"><text:s text:c="4"/>at fc (/home/jerome/Documents/code/jsnad/nodeBinary/app.js:3:2)</text:span></text:span></text:p>
      <text:p text:style-name="P5"><text:span text:style-name="Strong_20_Emphasis"><text:span text:style-name="T17"><text:s text:c="4"/>at fc (/home/jerome/Documents/code/jsnad/nodeBinary/app.js:3:2)</text:span></text:span></text:p>
      <text:p text:style-name="P5"><text:span text:style-name="Strong_20_Emphasis"><text:span text:style-name="T17"><text:s text:c="4"/>at fc (/home/jerome/Documents/code/jsnad/nodeBinary/app.js:3:2)</text:span></text:span></text:p>
      <text:p text:style-name="P5"><text:span text:style-name="Strong_20_Emphasis"><text:span text:style-name="T17"><text:s text:c="4"/>at fc (/home/jerome/Documents/code/jsnad/nodeBinary/app.js:3:2)</text:span></text:span></text:p>
      <text:p text:style-name="P5"><text:span text:style-name="Strong_20_Emphasis"><text:span text:style-name="T17"><text:s text:c="4"/>at fc (/home/jerome/Documents/code/jsnad/nodeBinary/app.js:3:2)</text:span></text:span></text:p>
      <text:p text:style-name="P5"><text:span text:style-name="Strong_20_Emphasis"><text:span text:style-name="T17"><text:s text:c="4"/>at fc (/home/jerome/Documents/code/jsnad/nodeBinary/app.js:3:2)</text:span></text:span></text:p>
      <text:p text:style-name="P5"><text:span text:style-name="Strong_20_Emphasis"><text:span text:style-name="T17"><text:s text:c="4"/>at fc (/home/jerome/Documents/code/jsnad/nodeBinary/app.js:3:2)</text:span></text:span></text:p>
      <text:p text:style-name="P5"><text:span text:style-name="Strong_20_Emphasis"><text:span text:style-name="T17"><text:s text:c="4"/>at fc (/home/jerome/Documents/code/jsnad/nodeBinary/app.js:3:2)</text:span></text:span></text:p>
      <text:p text:style-name="P5"><text:span text:style-name="Strong_20_Emphasis"><text:span text:style-name="T17"/></text:span></text:p>
      <text:p text:style-name="P5"><text:span text:style-name="Strong_20_Emphasis"><text:span text:style-name="T17"/></text:span></text:p>
      <text:p text:style-name="P6"><text:span text:style-name="Strong_20_Emphasis"><text:span text:style-name="T7">The stack trace output only shows the call to the </text:span></text:span><text:span text:style-name="Strong_20_Emphasis"><text:span text:style-name="T14">f</text:span></text:span><text:span text:style-name="Strong_20_Emphasis"><text:span text:style-name="T7"> function, in order to see the very first call to </text:span></text:span><text:span text:style-name="Strong_20_Emphasis"><text:span text:style-name="T14">f</text:span></text:span><text:span text:style-name="Strong_20_Emphasis"><text:span text:style-name="T7"> the stack trace limit must be set to 101. This can be achieved with the following:</text:span></text:span></text:p>
      <text:p text:style-name="P7"><text:span text:style-name="Strong_20_Emphasis"><text:span text:style-name="T15">node --stack-trace-limit=101 app.js</text:span></text:span><text:span text:style-name="T5"> </text:span></text:p>
      <text:p text:style-name="P8"><text:span text:style-name="Strong_20_Emphasis"><text:span text:style-name="T18">return 100 line like this </text:span></text:span></text:p>
      <text:p text:style-name="P8"><text:span text:style-name="Strong_20_Emphasis"><text:span text:style-name="T17">at fc (/home/jerome/Documents/code/jsnad/nodeBinary/app.js:3:2)</text:span></text:span><text:line-break/></text:p>
      <text:p text:style-name="P8"><text:span text:style-name="Strong_20_Emphasis"><text:span text:style-name="T17"/></text:span></text:p>
      <text:p text:style-name="P8"><text:span text:style-name="Strong_20_Emphasis"><text:span text:style-name="T7">Setting stack trace limit to a number higher than the amount of call frames in the stack guarantees that the entire stack will be output:</text:span></text:span></text:p>
      <text:p text:style-name="P7"><text:span text:style-name="Strong_20_Emphasis"><text:span text:style-name="T15">node --stack-trace-limit=99999 app.js</text:span></text:span></text:p>
      <text:p text:style-name="P7"><text:span text:style-name="Strong_20_Emphasis"><text:span text:style-name="T23">// </text:span></text:span><text:span text:style-name="Strong_20_Emphasis"><text:span text:style-name="T24">get that when the full stack has been traced</text:span></text:span></text:p>
      <text:p text:style-name="P7"><text:span text:style-name="Strong_20_Emphasis"><text:span text:style-name="T15"><text:s/></text:span></text:span><text:span text:style-name="Strong_20_Emphasis"><text:span text:style-name="T19">at fc (/home/jerome/Documents/code/jsnad/nodeBinary/app.js:3:2)</text:span></text:span></text:p>
      <text:p text:style-name="P7"><text:span text:style-name="Strong_20_Emphasis"><text:span text:style-name="T19"><text:s text:c="4"/></text:span></text:span><text:span text:style-name="Strong_20_Emphasis"><text:span text:style-name="T21">at Object.&lt;anonymous&gt; (/home/jerome/Documents/code/jsnad/nodeBinary/app.js:5:1)</text:span></text:span></text:p>
      <text:p text:style-name="P7"><text:span text:style-name="Strong_20_Emphasis"><text:span text:style-name="T21"><text:s text:c="4"/>at Module._compile (internal/modules/cjs/loader.js:1138:30)</text:span></text:span></text:p>
      <text:p text:style-name="P7"><text:soft-page-break/><text:span text:style-name="Strong_20_Emphasis"><text:span text:style-name="T21"><text:s text:c="4"/>at Object.Module._extensions..js (internal/modules/cjs/loader.js:1158:10)</text:span></text:span></text:p>
      <text:p text:style-name="P7"><text:span text:style-name="Strong_20_Emphasis"><text:span text:style-name="T21"><text:s text:c="4"/>at Module.load (internal/modules/cjs/loader.js:986:32)</text:span></text:span></text:p>
      <text:p text:style-name="P7"><text:span text:style-name="Strong_20_Emphasis"><text:span text:style-name="T21"><text:s text:c="4"/>at Function.Module._load (internal/modules/cjs/loader.js:879:14)</text:span></text:span></text:p>
      <text:p text:style-name="P7"><text:span text:style-name="Strong_20_Emphasis"><text:span text:style-name="T21"><text:s text:c="4"/>at Function.executeUserEntryPoint [as runMain] (internal/modules/run_main.js:71:12)</text:span></text:span></text:p>
      <text:p text:style-name="P7"><text:span text:style-name="Strong_20_Emphasis"><text:span text:style-name="T21"><text:s text:c="4"/>at internal/main/run_main_module.js:17:47</text:span></text:span></text:p>
      <text:p text:style-name="P8"><text:span text:style-name="Strong_20_Emphasis"><text:span text:style-name="T20"/></text:span></text:p>
      <text:p text:style-name="P8"><text:span text:style-name="Strong_20_Emphasis"><text:span text:style-name="T25">Generally, the stack trace limit should stay at the default in production scenarios due to the overhead involved with retaining long stacks. It can nevertheless be useful for development purpos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ter" svg:font-family="Inter"/>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4T11:36:49.328877372</meta:creation-date>
    <meta:generator>LibreOffice/6.0.7.3$Linux_X86_64 LibreOffice_project/00m0$Build-3</meta:generator>
    <dc:date>2020-11-15T13:36:17.009160452</dc:date>
    <meta:editing-duration>PT27M51S</meta:editing-duration>
    <meta:editing-cycles>6</meta:editing-cycles>
    <meta:document-statistic meta:table-count="0" meta:image-count="0" meta:object-count="0" meta:page-count="3" meta:paragraph-count="65" meta:word-count="592" meta:character-count="4489" meta:non-whitespace-character-count="3850"/>
  </office:meta>
</office:document-meta>
</file>